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1.909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1.1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order-bottom="none" style:text-align-source="fix" style:repeat-content="false" fo:wrap-option="wrap" fo:border-left="2.35pt double #000000" style:border-line-width-left="0.026cm 0.004cm 0.053cm" fo:border-right="2.35pt double #000000" style:border-line-width-right="0.026cm 0.004cm 0.053cm" fo:border-top="2.35pt double #000000" style:border-line-width-top="0.026cm 0.004cm 0.053cm" style:vertical-align="middle"/>
      <style:paragraph-properties fo:text-align="center"/>
      <style:text-properties fo:color="#c9211e" fo:font-size="26pt" fo:font-weight="bold" style:font-size-asian="26pt" style:font-weight-asian="bold" style:font-size-complex="26pt" style:font-weight-complex="bold"/>
    </style:style>
    <style:style style:name="ce4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40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</style:style>
    <style:style style:name="ce42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4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0000"/>
    </style:style>
    <style:style style:name="ce45" style:family="table-cell" style:parent-style-name="Default">
      <style:table-cell-properties fo:border-bottom="2.35pt double #000000" style:border-line-width-bottom="0.026cm 0.004cm 0.053cm" fo:border-left="none" fo:border-right="none" fo:border-top="none"/>
    </style:style>
    <style:style style:name="ce46" style:family="table-cell" style:parent-style-name="Default">
      <style:text-properties style:font-name="Times New Roman"/>
    </style:style>
    <style:style style:name="ce47" style:family="table-cell" style:parent-style-name="Default">
      <style:table-cell-properties fo:border-bottom="2.35pt double #000000" style:border-line-width-bottom="0.026cm 0.004cm 0.053cm" fo:border-left="none" fo:border-right="none" fo:border-top="none"/>
      <style:text-properties style:font-name="Times New Roman"/>
    </style:style>
    <style:style style:name="ce4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normal" style:font-name-complex="Tahoma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2.35pt double #000000" style:border-line-width-bottom="0.026cm 0.004cm 0.053cm" fo:background-color="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order-left="none" fo:border-right="2.35pt double #000000" style:border-line-width-right="0.026cm 0.004cm 0.053cm" fo:border-top="2.35pt double #000000" style:border-line-width-top="0.026cm 0.004cm 0.053cm"/>
    </style:style>
    <style:style style:name="ce52" style:family="table-cell" style:parent-style-name="Default">
      <style:table-cell-properties fo:border-bottom="none" fo:border-left="none" fo:border-right="2.35pt double #000000" style:border-line-width-right="0.026cm 0.004cm 0.053cm" fo:border-top="none"/>
    </style:style>
    <style:style style:name="ce53" style:family="table-cell" style:parent-style-name="Default">
      <style:table-cell-properties fo:border-bottom="none" style:text-align-source="fix" style:repeat-content="false" fo:background-color="transparent" fo:wrap-option="wrap" fo:border-left="none" fo:border-right="2.35pt double #000000" style:border-line-width-right="0.026cm 0.004cm 0.053cm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normal" style:font-name-complex="Tahoma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style:text-align-source="fix" style:repeat-content="false" fo:background-color="transparent" fo:wrap-option="wrap" fo:border-left="none" fo:border-right="2.35pt double #000000" style:border-line-width-right="0.026cm 0.004cm 0.053cm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wrap-option="wrap" fo:border-left="none" fo:border-right="2.35pt double #000000" style:border-line-width-right="0.026cm 0.004cm 0.053cm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ess_sheet" table:style-name="ta1"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Default"/>
        <table:table-column table:style-name="co1" table:default-cell-style-name="Default"/>
        <table:table-column table:style-name="co2" table:default-cell-style-name="ce4"/>
        <table:table-column table:style-name="co1" table:default-cell-style-name="Default"/>
        <table:table-column table:style-name="co1" table:default-cell-style-name="Default"/>
        <table:table-column table:style-name="co3" table:default-cell-style-name="ce46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row table:style-name="ro1">
          <table:table-cell office:value-type="string">
            <text:p>wR</text:p>
          </table:table-cell>
          <table:table-cell office:value-type="string">
            <text:p>wN</text:p>
          </table:table-cell>
          <table:table-cell office:value-type="string">
            <text:p>wB</text:p>
          </table:table-cell>
          <table:table-cell office:value-type="string">
            <text:p>wQ</text:p>
          </table:table-cell>
          <table:table-cell office:value-type="string">
            <text:p>wK</text:p>
          </table:table-cell>
          <table:table-cell office:value-type="string">
            <text:p>wB</text:p>
          </table:table-cell>
          <table:table-cell office:value-type="string">
            <text:p>wN</text:p>
          </table:table-cell>
          <table:table-cell office:value-type="string">
            <text:p>wR</text:p>
          </table:table-cell>
          <table:table-cell/>
          <table:table-cell/>
          <table:table-cell table:style-name="ce38" office:value-type="string" calcext:value-type="string" table:number-columns-spanned="6" table:number-rows-spanned="3">
            <text:p>Current Chess Game Table</text:p>
          </table:table-cell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5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wp</text:p>
          </table:table-cell>
          <table:table-cell office:value-type="string">
            <text:p>wp</text:p>
          </table:table-cell>
          <table:table-cell office:value-type="string">
            <text:p>wp</text:p>
          </table:table-cell>
          <table:table-cell office:value-type="string">
            <text:p>wp</text:p>
          </table:table-cell>
          <table:table-cell office:value-type="string">
            <text:p>wp</text:p>
          </table:table-cell>
          <table:table-cell office:value-type="string">
            <text:p>wp</text:p>
          </table:table-cell>
          <table:table-cell office:value-type="string">
            <text:p>wp</text:p>
          </table:table-cell>
          <table:table-cell office:value-type="string" calcext:value-type="string">
            <text:p>wp</text:p>
          </table:table-cell>
          <table:table-cell/>
          <table:table-cell table:style-name="ce24"/>
          <table:covered-table-cell/>
          <table:covered-table-cell/>
          <table:covered-table-cell/>
          <table:covered-table-cell table:style-name="Default"/>
          <table:covered-table-cell/>
          <table:covered-table-cell table:style-name="ce5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/>
          <table:covered-table-cell/>
          <table:covered-table-cell/>
          <table:covered-table-cell table:style-name="Default"/>
          <table:covered-table-cell/>
          <table:covered-table-cell table:style-name="ce5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 calcext:value-type="string">
            <text:p>w – white</text:p>
          </table:table-cell>
          <table:table-cell table:style-name="ce43"/>
          <table:table-cell/>
          <table:table-cell office:value-type="string" calcext:value-type="string">
            <text:p>p – pawn</text:p>
          </table:table-cell>
          <table:table-cell table:style-name="ce48" office:value-type="string" calcext:value-type="string">
            <text:p>♙ </text:p>
          </table:table-cell>
          <table:table-cell table:style-name="ce53" office:value-type="string" calcext:value-type="string">
            <text:p>♙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 calcext:value-type="string">
            <text:p>b – black</text:p>
          </table:table-cell>
          <table:table-cell table:style-name="ce44"/>
          <table:table-cell/>
          <table:table-cell office:value-type="string" calcext:value-type="string">
            <text:p>R – Rook</text:p>
          </table:table-cell>
          <table:table-cell table:style-name="ce48" office:value-type="string" calcext:value-type="string">
            <text:p>♖ </text:p>
          </table:table-cell>
          <table:table-cell table:style-name="ce53" office:value-type="string" calcext:value-type="string">
            <text:p>♖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 calcext:value-type="string">
            <text:p>N – Knight</text:p>
          </table:table-cell>
          <table:table-cell table:style-name="ce48" office:value-type="string" calcext:value-type="string">
            <text:p>♘ </text:p>
          </table:table-cell>
          <table:table-cell table:style-name="ce53" office:value-type="string" calcext:value-type="string">
            <text:p>♘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bp</text:p>
          </table:table-cell>
          <table:table-cell office:value-type="string">
            <text:p>bp</text:p>
          </table:table-cell>
          <table:table-cell office:value-type="string">
            <text:p>bp</text:p>
          </table:table-cell>
          <table:table-cell office:value-type="string">
            <text:p>bp</text:p>
          </table:table-cell>
          <table:table-cell office:value-type="string">
            <text:p>bp</text:p>
          </table:table-cell>
          <table:table-cell office:value-type="string">
            <text:p>bp</text:p>
          </table:table-cell>
          <table:table-cell office:value-type="string">
            <text:p>bp</text:p>
          </table:table-cell>
          <table:table-cell office:value-type="string" calcext:value-type="string">
            <text:p>bp</text:p>
          </table:table-cell>
          <table:table-cell/>
          <table:table-cell/>
          <table:table-cell/>
          <table:table-cell/>
          <table:table-cell/>
          <table:table-cell office:value-type="string" calcext:value-type="string">
            <text:p>B – Bishop</text:p>
          </table:table-cell>
          <table:table-cell table:style-name="ce48" office:value-type="string" calcext:value-type="string">
            <text:p>♗ </text:p>
          </table:table-cell>
          <table:table-cell table:style-name="ce53" office:value-type="string" calcext:value-type="string">
            <text:p>♗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bR</text:p>
          </table:table-cell>
          <table:table-cell office:value-type="string">
            <text:p>bN</text:p>
          </table:table-cell>
          <table:table-cell office:value-type="string">
            <text:p>bB</text:p>
          </table:table-cell>
          <table:table-cell office:value-type="string">
            <text:p>bQ</text:p>
          </table:table-cell>
          <table:table-cell office:value-type="string">
            <text:p>bK</text:p>
          </table:table-cell>
          <table:table-cell office:value-type="string">
            <text:p>bB</text:p>
          </table:table-cell>
          <table:table-cell office:value-type="string">
            <text:p>bN</text:p>
          </table:table-cell>
          <table:table-cell office:value-type="string">
            <text:p>bR</text:p>
          </table:table-cell>
          <table:table-cell/>
          <table:table-cell/>
          <table:table-cell/>
          <table:table-cell/>
          <table:table-cell/>
          <table:table-cell office:value-type="string" calcext:value-type="string">
            <text:p>K – King</text:p>
          </table:table-cell>
          <table:table-cell table:style-name="ce49" office:value-type="string" calcext:value-type="string">
            <text:p>♔ </text:p>
          </table:table-cell>
          <table:table-cell table:style-name="ce54" office:value-type="string" calcext:value-type="string">
            <text:p>♔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40"/>
          <table:table-cell table:style-name="ce45"/>
          <table:table-cell table:style-name="ce45"/>
          <table:table-cell table:style-name="ce47" office:value-type="string" calcext:value-type="string">
            <text:p>Q – Queen</text:p>
          </table:table-cell>
          <table:table-cell table:style-name="ce50" office:value-type="string" calcext:value-type="string">
            <text:p>♕ </text:p>
          </table:table-cell>
          <table:table-cell table:style-name="ce55" office:value-type="string" calcext:value-type="string">
            <text:p>♕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ce24"/>
          <table:table-cell/>
          <table:table-cell/>
          <table:table-cell table:style-name="ce24"/>
          <table:table-cell/>
          <table:table-cell/>
          <table:table-cell table:style-name="ce24"/>
          <table:table-cell/>
          <table:table-cell/>
          <table:table-cell table:style-name="ce24"/>
          <table:table-cell/>
          <table:table-cell/>
          <table:table-cell table:style-name="ce24"/>
          <table:table-cell/>
          <table:table-cell/>
          <table:table-cell table:style-name="ce24"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5T20:00:12.205000000</meta:creation-date>
    <dc:date>2024-01-06T01:22:05.744645</dc:date>
    <meta:editing-duration>PT4H40M45S</meta:editing-duration>
    <meta:editing-cycles>10582</meta:editing-cycles>
    <meta:generator>http://pypi.python.org/pypi/ezodf/0.1.0$Python3.10.7 (tags/v3.10.7:6cc6b13, Sep  5 2022, 14:08:36) [MSC v.1933 64 bit (AMD64)]</meta:generator>
    <meta:document-statistic meta:table-count="1" meta:cell-count="53" meta:object-count="0"/>
  </office:meta>
</office:document-meta>
</file>